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Pouplation</text:p>
          </table:table-cell>
          <table:table-cell office:value-type="string" calcext:value-type="string">
            <text:p>Median Income</text:p>
          </table:table-cell>
          <table:table-cell office:value-type="string" calcext:value-type="string">
            <text:p>% of Commuter</text:p>
          </table:table-cell>
          <table:table-cell office:value-type="string" calcext:value-type="string">
            <text:p>districtID</text:p>
          </table:table-cell>
          <table:table-cell office:value-type="string" calcext:value-type="string">
            <text:p>Daily swipes</text:p>
          </table:table-cell>
        </table:table-row>
        <table:table-row table:style-name="ro1">
          <table:table-cell office:value-type="string" calcext:value-type="string">
            <text:p>Financial District</text:p>
          </table:table-cell>
          <table:table-cell office:value-type="float" office:value="159903" calcext:value-type="float">
            <text:p>159903</text:p>
          </table:table-cell>
          <table:table-cell office:value-type="float" office:value="120341" calcext:value-type="float">
            <text:p>120341</text:p>
          </table:table-cell>
          <table:table-cell office:value-type="float" office:value="0.892" calcext:value-type="float">
            <text:p>0.892</text:p>
          </table:table-cell>
          <table:table-cell office:value-type="float" office:value="111" calcext:value-type="float">
            <text:p>111</text:p>
          </table:table-cell>
          <table:table-cell office:value-type="float" office:value="2296196" calcext:value-type="float">
            <text:p>2296196</text:p>
          </table:table-cell>
        </table:table-row>
        <table:table-row table:style-name="ro1">
          <table:table-cell office:value-type="string" calcext:value-type="string">
            <text:p>Greenwich/SOHO</text:p>
          </table:table-cell>
          <table:table-cell office:value-type="float" office:value="159030" calcext:value-type="float">
            <text:p>159030</text:p>
          </table:table-cell>
          <table:table-cell office:value-type="float" office:value="120341" calcext:value-type="float">
            <text:p>120341</text:p>
          </table:table-cell>
          <table:table-cell office:value-type="float" office:value="0.892" calcext:value-type="float">
            <text:p>0.892</text:p>
          </table:table-cell>
          <table:table-cell office:value-type="float" office:value="222" calcext:value-type="float">
            <text:p>222</text:p>
          </table:table-cell>
          <table:table-cell office:value-type="float" office:value="146428" calcext:value-type="float">
            <text:p>146428</text:p>
          </table:table-cell>
        </table:table-row>
        <table:table-row table:style-name="ro1">
          <table:table-cell office:value-type="string" calcext:value-type="string">
            <text:p>Upper East Side</text:p>
          </table:table-cell>
          <table:table-cell office:value-type="float" office:value="221898" calcext:value-type="float">
            <text:p>221898</text:p>
          </table:table-cell>
          <table:table-cell office:value-type="float" office:value="115383" calcext:value-type="float">
            <text:p>115383</text:p>
          </table:table-cell>
          <table:table-cell office:value-type="float" office:value="0.842" calcext:value-type="float">
            <text:p>0.842</text:p>
          </table:table-cell>
          <table:table-cell office:value-type="float" office:value="888" calcext:value-type="float">
            <text:p>888</text:p>
          </table:table-cell>
          <table:table-cell office:value-type="float" office:value="273193" calcext:value-type="float">
            <text:p>273193</text:p>
          </table:table-cell>
        </table:table-row>
        <table:table-row table:style-name="ro1">
          <table:table-cell office:value-type="string" calcext:value-type="string">
            <text:p>Upper West Side</text:p>
          </table:table-cell>
          <table:table-cell office:value-type="float" office:value="192374" calcext:value-type="float">
            <text:p>192374</text:p>
          </table:table-cell>
          <table:table-cell office:value-type="float" office:value="106315" calcext:value-type="float">
            <text:p>106315</text:p>
          </table:table-cell>
          <table:table-cell office:value-type="float" office:value="0.865" calcext:value-type="float">
            <text:p>0.865</text:p>
          </table:table-cell>
          <table:table-cell office:value-type="float" office:value="777" calcext:value-type="float">
            <text:p>777</text:p>
          </table:table-cell>
          <table:table-cell office:value-type="float" office:value="213270" calcext:value-type="float">
            <text:p>213270</text:p>
          </table:table-cell>
        </table:table-row>
        <table:table-row table:style-name="ro1">
          <table:table-cell office:value-type="string" calcext:value-type="string">
            <text:p>Stuyvesant Town/ Turtle Bay</text:p>
          </table:table-cell>
          <table:table-cell office:value-type="float" office:value="143349" calcext:value-type="float">
            <text:p>143349</text:p>
          </table:table-cell>
          <table:table-cell office:value-type="float" office:value="105758" calcext:value-type="float">
            <text:p>105758</text:p>
          </table:table-cell>
          <table:table-cell office:value-type="float" office:value="0.916" calcext:value-type="float">
            <text:p>0.916</text:p>
          </table:table-cell>
          <table:table-cell office:value-type="float" office:value="666" calcext:value-type="float">
            <text:p>666</text:p>
          </table:table-cell>
          <table:table-cell office:value-type="float" office:value="83796" calcext:value-type="float">
            <text:p>83796</text:p>
          </table:table-cell>
        </table:table-row>
        <table:table-row table:style-name="ro1">
          <table:table-cell office:value-type="string" calcext:value-type="string">
            <text:p>Clinton/Chelsea</text:p>
          </table:table-cell>
          <table:table-cell office:value-type="float" office:value="149447" calcext:value-type="float">
            <text:p>149447</text:p>
          </table:table-cell>
          <table:table-cell office:value-type="float" office:value="98685" calcext:value-type="float">
            <text:p>98685</text:p>
          </table:table-cell>
          <table:table-cell office:value-type="float" office:value="0.896" calcext:value-type="float">
            <text:p>0.896</text:p>
          </table:table-cell>
          <table:table-cell office:value-type="float" office:value="444" calcext:value-type="float">
            <text:p>444</text:p>
          </table:table-cell>
          <table:table-cell office:value-type="float" office:value="242468" calcext:value-type="float">
            <text:p>242468</text:p>
          </table:table-cell>
        </table:table-row>
        <table:table-row table:style-name="ro1">
          <table:table-cell office:value-type="string" calcext:value-type="string">
            <text:p>Midtown</text:p>
          </table:table-cell>
          <table:table-cell office:value-type="float" office:value="149447" calcext:value-type="float">
            <text:p>149447</text:p>
          </table:table-cell>
          <table:table-cell office:value-type="float" office:value="98685" calcext:value-type="float">
            <text:p>98685</text:p>
          </table:table-cell>
          <table:table-cell office:value-type="float" office:value="0.896" calcext:value-type="float">
            <text:p>0.896</text:p>
          </table:table-cell>
          <table:table-cell office:value-type="float" office:value="555" calcext:value-type="float">
            <text:p>555</text:p>
          </table:table-cell>
          <table:table-cell office:value-type="float" office:value="67263711" calcext:value-type="float">
            <text:p>67263711</text:p>
          </table:table-cell>
        </table:table-row>
        <table:table-row table:style-name="ro1">
          <table:table-cell office:value-type="string" calcext:value-type="string">
            <text:p>Washington Hts/Inwood</text:p>
          </table:table-cell>
          <table:table-cell office:value-type="float" office:value="224365" calcext:value-type="float">
            <text:p>224365</text:p>
          </table:table-cell>
          <table:table-cell office:value-type="float" office:value="45214" calcext:value-type="float">
            <text:p>45214</text:p>
          </table:table-cell>
          <table:table-cell office:value-type="float" office:value="0.858" calcext:value-type="float">
            <text:p>0.858</text:p>
          </table:table-cell>
          <table:table-cell office:value-type="float" office:value="112" calcext:value-type="float">
            <text:p>112</text:p>
          </table:table-cell>
          <table:table-cell office:value-type="float" office:value="78348" calcext:value-type="float">
            <text:p>78348</text:p>
          </table:table-cell>
        </table:table-row>
        <table:table-row table:style-name="ro1">
          <table:table-cell office:value-type="string" calcext:value-type="string">
            <text:p>Morningside Hts/Hamilton</text:p>
          </table:table-cell>
          <table:table-cell office:value-type="float" office:value="130739" calcext:value-type="float">
            <text:p>130739</text:p>
          </table:table-cell>
          <table:table-cell office:value-type="float" office:value="42288" calcext:value-type="float">
            <text:p>42288</text:p>
          </table:table-cell>
          <table:table-cell office:value-type="float" office:value="0.901" calcext:value-type="float">
            <text:p>0.901</text:p>
          </table:table-cell>
          <table:table-cell office:value-type="float" office:value="999" calcext:value-type="float">
            <text:p>999</text:p>
          </table:table-cell>
          <table:table-cell office:value-type="float" office:value="60693" calcext:value-type="float">
            <text:p>60693</text:p>
          </table:table-cell>
        </table:table-row>
        <table:table-row table:style-name="ro1">
          <table:table-cell office:value-type="string" calcext:value-type="string">
            <text:p>Lower East Side/Chinatown</text:p>
          </table:table-cell>
          <table:table-cell office:value-type="float" office:value="152453" calcext:value-type="float">
            <text:p>152453</text:p>
          </table:table-cell>
          <table:table-cell office:value-type="float" office:value="41418" calcext:value-type="float">
            <text:p>41418</text:p>
          </table:table-cell>
          <table:table-cell office:value-type="float" office:value="0.916" calcext:value-type="float">
            <text:p>0.916</text:p>
          </table:table-cell>
          <table:table-cell office:value-type="float" office:value="333" calcext:value-type="float">
            <text:p>333</text:p>
          </table:table-cell>
          <table:table-cell office:value-type="float" office:value="211282" calcext:value-type="float">
            <text:p>211282</text:p>
          </table:table-cell>
        </table:table-row>
        <table:table-row table:style-name="ro1">
          <table:table-cell office:value-type="string" calcext:value-type="string">
            <text:p>Central Harlem</text:p>
          </table:table-cell>
          <table:table-cell office:value-type="float" office:value="132027" calcext:value-type="float">
            <text:p>132027</text:p>
          </table:table-cell>
          <table:table-cell office:value-type="float" office:value="40615" calcext:value-type="float">
            <text:p>40615</text:p>
          </table:table-cell>
          <table:table-cell office:value-type="float" office:value="0.881" calcext:value-type="float">
            <text:p>0.881</text:p>
          </table:table-cell>
          <table:table-cell office:value-type="float" office:value="100" calcext:value-type="float">
            <text:p>100</text:p>
          </table:table-cell>
          <table:table-cell office:value-type="float" office:value="42501" calcext:value-type="float">
            <text:p>42501</text:p>
          </table:table-cell>
        </table:table-row>
        <table:table-row table:style-name="ro1">
          <table:table-cell office:value-type="string" calcext:value-type="string">
            <text:p>East Harlem</text:p>
          </table:table-cell>
          <table:table-cell office:value-type="float" office:value="129713" calcext:value-type="float">
            <text:p>129713</text:p>
          </table:table-cell>
          <table:table-cell office:value-type="float" office:value="31380" calcext:value-type="float">
            <text:p>31380</text:p>
          </table:table-cell>
          <table:table-cell office:value-type="float" office:value="0.91" calcext:value-type="float">
            <text:p>0.91</text:p>
          </table:table-cell>
          <table:table-cell office:value-type="float" office:value="110" calcext:value-type="float">
            <text:p>110</text:p>
          </table:table-cell>
          <table:table-cell office:value-type="float" office:value="125744" calcext:value-type="float">
            <text:p>125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 of local ride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]/81000" office:value-type="float" office:value="1.48569135802469" calcext:value-type="float">
            <text:p>1.4856913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/81000" office:value-type="float" office:value="1.42448148148148" calcext:value-type="float">
            <text:p>1.42448148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/81000" office:value-type="float" office:value="1.31253086419753" calcext:value-type="float">
            <text:p>1.31253086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/81000" office:value-type="float" office:value="1.30565432098765" calcext:value-type="float">
            <text:p>1.3056543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]/81000" office:value-type="float" office:value="1.21833333333333" calcext:value-type="float">
            <text:p>1.218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]/81000" office:value-type="float" office:value="1.21833333333333" calcext:value-type="float">
            <text:p>1.218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]/81000" office:value-type="float" office:value="0.558197530864198" calcext:value-type="float">
            <text:p>0.55819753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/81000" office:value-type="float" office:value="0.522074074074074" calcext:value-type="float">
            <text:p>0.52207407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/81000" office:value-type="float" office:value="0.511333333333333" calcext:value-type="float">
            <text:p>0.511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/81000" office:value-type="float" office:value="0.50141975308642" calcext:value-type="float">
            <text:p>0.50141975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]/81000" office:value-type="float" office:value="0.387407407407407" calcext:value-type="float">
            <text:p>0.387407407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0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28:19.602051049</meta:creation-date>
    <dc:date>2017-05-16T20:34:31.649538786</dc:date>
    <meta:editing-duration>PT1H35M41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